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196" office:value-type="string" calcext:value-type="string">
            <text:p>Batt On</text:p>
          </table:table-cell>
          <table:table-cell table:style-name="ce196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string" calcext:value-type="string">
            <text:p>Cab-Pres Norm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string" calcext:value-type="string">
            <text:p>NORM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string" calcext:value-type="string">
            <text:p>Cab-Pres RAM/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string" calcext:value-type="string">
            <text:p>R-OFF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string" calcext:value-type="string">
            <text:p>CANOPY UP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string" calcext:value-type="string">
            <text:p>Bleed-Air Pull</text:p>
          </table:table-cell>
          <table:table-cell table:style-name="ce197" office:value-type="string" calcext:value-type="string">
            <text:p>OFF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string" calcext:value-type="string">
            <text:p>CANOPY DOWN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string" calcext:value-type="string">
            <text:p>Cab Press Dump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string" calcext:value-type="string">
            <text:p>CANOPY HOLD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string" calcext:value-type="string">
            <text:p>CANOPY HOLD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35:17.156132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6T16:18:07.768705282</dc:date>
    <meta:editing-duration>P1DT7H48M27S</meta:editing-duration>
    <meta:editing-cycles>127</meta:editing-cycles>
    <meta:print-date>2021-04-05T08:04:39.608396645</meta:print-date>
    <meta:document-statistic meta:table-count="9" meta:cell-count="3058" meta:object-count="0"/>
  </office:meta>
</office:document-meta>
</file>